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8174" officeooo:paragraph-rsid="00018174"/>
    </style:style>
    <style:style style:name="P2" style:family="paragraph" style:parent-style-name="Standard">
      <style:text-properties officeooo:rsid="000235d2" officeooo:paragraph-rsid="000235d2"/>
    </style:style>
    <style:style style:name="P3" style:family="paragraph" style:parent-style-name="Standard">
      <style:text-properties officeooo:rsid="000355f9" officeooo:paragraph-rsid="000355f9"/>
    </style:style>
    <style:style style:name="P4" style:family="paragraph" style:parent-style-name="Standard">
      <style:text-properties officeooo:rsid="000355f9" officeooo:paragraph-rsid="00075e02"/>
    </style:style>
    <style:style style:name="P5" style:family="paragraph" style:parent-style-name="Standard">
      <style:text-properties officeooo:rsid="000355f9" officeooo:paragraph-rsid="00085d6d"/>
    </style:style>
    <style:style style:name="P6" style:family="paragraph" style:parent-style-name="Standard">
      <style:text-properties officeooo:rsid="00063674" officeooo:paragraph-rsid="00063674"/>
    </style:style>
    <style:style style:name="P7" style:family="paragraph" style:parent-style-name="Standard">
      <style:text-properties officeooo:rsid="00063674" officeooo:paragraph-rsid="0006ac3e"/>
    </style:style>
    <style:style style:name="P8" style:family="paragraph" style:parent-style-name="Standard">
      <style:text-properties officeooo:rsid="0006ac3e" officeooo:paragraph-rsid="0006ac3e"/>
    </style:style>
    <style:style style:name="P9" style:family="paragraph" style:parent-style-name="Standard">
      <style:text-properties officeooo:rsid="0006ac3e" officeooo:paragraph-rsid="0007048b"/>
    </style:style>
    <style:style style:name="P10" style:family="paragraph" style:parent-style-name="Standard">
      <style:text-properties officeooo:rsid="0007048b" officeooo:paragraph-rsid="0007048b"/>
    </style:style>
    <style:style style:name="P11" style:family="paragraph" style:parent-style-name="Standard">
      <style:text-properties officeooo:rsid="0007048b" officeooo:paragraph-rsid="00075e02"/>
    </style:style>
    <style:style style:name="P12" style:family="paragraph" style:parent-style-name="Standard">
      <style:text-properties officeooo:rsid="00075e02" officeooo:paragraph-rsid="00075e02"/>
    </style:style>
    <style:style style:name="P13" style:family="paragraph" style:parent-style-name="Standard">
      <style:text-properties officeooo:rsid="00085d6d" officeooo:paragraph-rsid="00085d6d"/>
    </style:style>
    <style:style style:name="P14" style:family="paragraph" style:parent-style-name="Standard">
      <style:text-properties officeooo:rsid="00095662" officeooo:paragraph-rsid="00095662"/>
    </style:style>
    <style:style style:name="P15" style:family="paragraph" style:parent-style-name="Standard">
      <style:text-properties officeooo:rsid="00095662" officeooo:paragraph-rsid="000a2643"/>
    </style:style>
    <style:style style:name="P16" style:family="paragraph" style:parent-style-name="Standard">
      <style:text-properties officeooo:rsid="000a2643" officeooo:paragraph-rsid="000a2643"/>
    </style:style>
    <style:style style:name="P17" style:family="paragraph" style:parent-style-name="Standard">
      <style:text-properties officeooo:rsid="000a2643" officeooo:paragraph-rsid="000aba61"/>
    </style:style>
    <style:style style:name="P18" style:family="paragraph" style:parent-style-name="Standard">
      <style:text-properties officeooo:rsid="000aba61" officeooo:paragraph-rsid="000aba61"/>
    </style:style>
    <style:style style:name="P19" style:family="paragraph" style:parent-style-name="Standard">
      <style:text-properties officeooo:rsid="000aba61" officeooo:paragraph-rsid="000b5aae"/>
    </style:style>
    <style:style style:name="P20" style:family="paragraph" style:parent-style-name="Standard">
      <style:text-properties officeooo:rsid="000b5aae" officeooo:paragraph-rsid="000b5aae"/>
    </style:style>
    <style:style style:name="P21" style:family="paragraph" style:parent-style-name="Standard">
      <style:text-properties officeooo:rsid="000b5aae" officeooo:paragraph-rsid="000bff1b"/>
    </style:style>
    <style:style style:name="P22" style:family="paragraph" style:parent-style-name="Standard">
      <style:text-properties officeooo:rsid="000bff1b" officeooo:paragraph-rsid="000bff1b"/>
    </style:style>
    <style:style style:name="T1" style:family="text">
      <style:text-properties officeooo:rsid="000235d2"/>
    </style:style>
    <style:style style:name="T2" style:family="text">
      <style:text-properties officeooo:rsid="0006ac3e"/>
    </style:style>
    <style:style style:name="T3" style:family="text">
      <style:text-properties officeooo:rsid="0007048b"/>
    </style:style>
    <style:style style:name="T4" style:family="text">
      <style:text-properties officeooo:rsid="00075e02"/>
    </style:style>
    <style:style style:name="T5" style:family="text">
      <style:text-properties officeooo:rsid="00085d6d"/>
    </style:style>
    <style:style style:name="T6" style:family="text">
      <style:text-properties officeooo:rsid="000a2643"/>
    </style:style>
    <style:style style:name="T7" style:family="text">
      <style:text-properties officeooo:rsid="000aba61"/>
    </style:style>
    <style:style style:name="T8" style:family="text">
      <style:text-properties officeooo:rsid="000b5aae"/>
    </style:style>
    <style:style style:name="T9" style:family="text">
      <style:text-properties officeooo:rsid="000bff1b"/>
    </style:style>
    <style:style style:name="T10" style:family="text">
      <style:text-properties officeooo:rsid="000d90ef"/>
    </style:style>
    <style:style style:name="T11" style:family="text">
      <style:text-properties officeooo:rsid="000f4af0"/>
    </style:style>
    <style:style style:name="T12" style:family="text">
      <style:text-properties officeooo:rsid="0010943d"/>
    </style:style>
    <style:style style:name="T13" style:family="text">
      <style:text-properties officeooo:rsid="0012420e"/>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ACTURE EXTRACTION</text:p>
      <text:p text:style-name="P1"/>
      <text:p text:style-name="P1">1. Introduction:</text:p>
      <text:p text:style-name="P1"><text:s text:c="4"/>Selection of a featur extraction method is probably the single most important factor in achievng high recognition performance.Given the large number of feature extraction methods reported <text:s/>the literature, a newcomer to the field is faced with the following question: which feature extraction method <text:s/>the best <text:span text:style-name="T10">for</text:span> a given application? This question led <text:s/>to characterize the available feature extraction methods, so that the most promising methods could be sorted out.An evaluation of these few promising methods must still be performed to select the best method for a specific application. In this process, one might find that a specific feature extraction method needs to be further developed. A full performance of each method in terms of classification accuracy and speed is not within the scope of this <text:span text:style-name="T10">feature extraction</text:span>. In order to study performance issues, we will have to implement all the feature extraction methods, which is an enormous task. In addition, the performance also depends on the type of classifier used <text:span text:style-name="T10">by us</text:span>. Different feature may need different types of classifiers. Also, the classification results reported in the <text:span text:style-name="T10">alphabet recognition</text:span> are not comparable because they are based on different data sets.Two-dimensional (2-D) object classification has several applications in addition to <text:span text:style-name="T10">alphabet</text:span> recognition.These include airplane recognition, <text:s/>recognition of mechanical parts and tools, and tissue classification in medical imaging Several of the feature extraction techniques described in this for OCR have also been found to be useful in such applications.Devijver and Kittler define feature extraction as the problem of "extracting from the raw data the information which is most relevant for classification purposes, in the sense of minimizing the within class pattern variability enhancing the classs pattern variability".It should be clear that different feature extraction methods fulfill this requirement to a varying degree, depending on the specific recognition problem and available data. A feature extraction method that proves to be successful in one application domain may turn out not to be very useful in another domain.<text:span text:style-name="T10">T</text:span>he extracted features must be invariant to the expected distortions and variations that the characters may have in a specific application. Also, the phenomenon called the curse of dimensionality cautions us that with a limited training set, the number of features must be kept reasonably small if a statistical classifier is to be used.A thumb <text:span text:style-name="T10">rule </text:span>is to use 5 to 10 times as many training patterns of each class as the dimensionality of the feature vector, In practice, the requirements of a good feature extraction method makes selection of the best method for a given application a challenging task. One must also consider whether the charcters to be recognized have known orientation and size, whether they are handwritten, machine-printed or typed, and to what degree they are degrade Also, more than one pattern class may be necessary to characterize <text:span text:style-name="T10">alphabets</text:span> that can be written in two or more distinct ways.Feature extraction is an important step in achieving good performance of OCR systems. However, the other steps <text:s/>also need to be optimized to obtain the best possible performance and these steps are not independent. The choice of <text:span text:style-name="T10">a </text:span>feature extracton method limit or dictates the nature and output of the preprocessing step . Some feature extraction methods work on gray-level subimages of single characters , while others work on solid four or eight connected symbols segmented from the binary raster image , thinned symbols or skeletons , or symbol contours. Further, the type or format of the extracted features must match there <text:span text:style-name="T10">re</text:span>quirements of the chosen classifier. Graph descriptions or grammar<text:span text:style-name="T10">v </text:span>based descriptions of the <text:span text:style-name="T11">alphabet </text:span>are well suited for structural or syntactic classifiers.</text:p>
      <text:p text:style-name="P1">Discrete features that may assume only, say, two or three distinct values are ideal for decision trees. Real valued feature vectors are ideal for statistical classifiers.However, multiple classifiers may be used, either as a multi-stage classification scheme or as parallel classifiers, where a combination of the individual classification results is used to decide the final classification In that case, features of more than one type or format may be extracted from the input characters.</text:p>
      <text:p text:style-name="P1"/>
      <text:p text:style-name="P1">1.1. lnvariants:</text:p>
      <text:p text:style-name="P1"><text:s text:c="4"/>In order to recognize many variations of the same character, features that are invariant to certain transformations on the character need to be used. Invariants are features which have approximately <text:soft-page-break/>the same values for samples of the same character that are, for example, translated, scaled, rotated, stretched, skewed or mirrored . However, not all variations among characters from the same character class can be modeled using invariants.Size and translation invariance is easily achieved.</text:p>
      <text:p text:style-name="P1">The segmentation of individual characters can itself provide estimates of size and location, but the feature extraction method may often provide more accurate estimates.Rotation invariance is important if the characters to be recognized can occur in any orientation. However,if all the characters are expected to have the same rotation, then rotation-variant features should be used to distinguish between such characters as "6" and "9",and"n" and "u". Another alternative is to use rotation invariant features, augmented with the detected rotation angle. If the rotation angle is restricted, say, to lie between - 45 and 45 °, characters that are, say 180 ° rotations of each other can be differentiated. The same principle may be used for size-invariant features, if one wants to recognize punctuation marks in addition to characters and wants to distinguish between, say, ".",</text:p>
      <text:p text:style-name="P1">"o" and "O", and "," and "9".</text:p>
      <text:p text:style-name="P1"><text:s text:c="4"/>Skew-invariance may be useful for hand-printed text, where the characters may be more or less slanted, and multifont machine-printed text, where some fonts are slanted and some are not. Invariance to mirror images is not desirable in character recognition, as the mirror image of a character may produce an illegitimate symbol or a different character.</text:p>
      <text:p text:style-name="P1"><text:s text:c="4"/>For features extracted from gray-scale subimages,invariance to contrast between print and background and to mean gray level may be needed, in addition to the other invariants mentioned above. Invariance to mean gray level is easily obtained by adding to each pixel the difference of the desired and the actual mean gray levels of the image.</text:p>
      <text:p text:style-name="P1"><text:s text:c="3"/>If invariant features can not be found, an alternative to normalize the input images to have standard size, rotation, contrast and so on. However, one should keep in mind that this introduces new discretization errors.</text:p>
      <text:p text:style-name="P1"/>
      <text:p text:style-name="P1"/>
      <text:p text:style-name="P1">1.2. Reconstructability:</text:p>
      <text:p text:style-name="P1"><text:s text:c="4"/>For some feature extraction methods, the <text:span text:style-name="T12">alphabets</text:span> can be reconstructed from the extracted features.This property ensures that comlete information about the character shape <text:s/>presented in the extracted features. Although, for some methods, exact reconstruction may require an arbitrarily large number of features, reasonable approximations of the original character shape can usually be obtained by using only a small number of features with the highest information content. The hope is that these features also have high discrimination power.</text:p>
      <text:p text:style-name="P1"><text:s text:c="4"/>By reconstructing the character images from the extracted features, one may visually check that a sufficient number of features is used to capture the essential structure of the characters. Reconstruction may also be used to informally control that the implementation is correct.</text:p>
      <text:p text:style-name="P1"/>
      <text:p text:style-name="P1"/>
      <text:p text:style-name="P1">2. FEATURES EXTRACTED FROM GRAY-SCALE IMAGES:</text:p>
      <text:p text:style-name="P1"><text:s text:c="4"/>A major challenge in gray-scale image-based methods is to locate candidate character locations. One can use a locally adaptive binarization method to obtain a good binary raster image and use connected components of the expected character size to locate the</text:p>
      <text:p text:style-name="P1">candidate characters. However, a gray-scale-based method is typically used when recognition based on the binary raster representation fails, so the localization problem remains unsolved for difficult images. One may have to resort to the brute force approach of trying all possible locations in the image. However,one then has to assume a standard size for a character image, as the combination of all character sizes and</text:p>
      <text:p text:style-name="P1">locations is computationally prohibitive. This approach cannot be used if the character size is expected to vary.</text:p>
      <text:p text:style-name="P1"/>
      <text:p text:style-name="P1">2.1.<text:span text:style-name="T12">Density </text:span><text:s/>matching:</text:p>
      <text:p text:style-name="P1"><text:soft-page-break/><text:s text:c="4"/>In <text:span text:style-name="T12">density</text:span> matching the feature extraction step is left out altogether and the character image itself is used as a "feature vector". In the recognition stage, a similarity (or dissimilarity) measure between each <text:span text:style-name="T12">density</text:span>Tj and the character image Z is computed. The <text:span text:style-name="T12">density</text:span> Tk, which has the highest similarity measure, is identified and if this similarity is above a specified threshold, then the character is assigned the class label k. Else, the character remains unclassified. In the case of a dissimilarity measure, the template T k having the lowest dissimilarity measure is identified and if the dissimilarly is below a specified threshold, the character is given the class label k.</text:p>
      <text:p text:style-name="P1"><text:s text:c="4"/>A common dissimilarity measure is the mean-square distance D.</text:p>
      <text:p text:style-name="P1"><text:s text:c="27"/></text:p>
      <text:p text:style-name="P1"/>
      <text:p text:style-name="P1"><text:s text:c="38"/><draw:frame draw:style-name="fr1" draw:name="Object1" text:anchor-type="as-char" svg:y="-0.713cm" svg:width="5.697cm" svg:height="1.139cm" draw:z-index="0"><draw:object xlink:href="./Object 1" xlink:type="simple" xlink:show="embed" xlink:actuate="onLoad"/><draw:image xlink:href="./ObjectReplacements/Object 1" xlink:type="simple" xlink:show="embed" xlink:actuate="onLoad"/></draw:frame> <text:s text:c="35"/><text:span text:style-name="T1">(1)</text:span></text:p>
      <text:p text:style-name="P1"/>
      <text:p text:style-name="P2">where it is assumed that the <text:span text:style-name="T12">density</text:span> and the input character image are of the same size and the sum is taken over the M pixels in the image. Equation (1) can be rewritten as:</text:p>
      <text:p text:style-name="P2"/>
      <text:p text:style-name="P2"><text:s text:c="38"/><draw:frame draw:style-name="fr1" draw:name="Object2" text:anchor-type="as-char" svg:y="-0.377cm" svg:width="3.588cm" svg:height="0.568cm" draw:z-index="1"><draw:object xlink:href="./Object 2" xlink:type="simple" xlink:show="embed" xlink:actuate="onLoad"/><draw:image xlink:href="./ObjectReplacements/Object 2" xlink:type="simple" xlink:show="embed" xlink:actuate="onLoad"/></draw:frame></text:p>
      <text:p text:style-name="P3">where</text:p>
      <text:p text:style-name="P3"><text:s text:c="10"/></text:p>
      <text:p text:style-name="P3"><text:s text:c="40"/><draw:frame draw:style-name="fr1" draw:name="Object3" text:anchor-type="as-char" svg:y="-0.713cm" svg:width="3.422cm" svg:height="1.139cm" draw:z-index="2"><draw:object xlink:href="./Object 3" xlink:type="simple" xlink:show="embed" xlink:actuate="onLoad"/><draw:image xlink:href="./ObjectReplacements/Object 3" xlink:type="simple" xlink:show="embed" xlink:actuate="onLoad"/></draw:frame></text:p>
      <text:p text:style-name="P3"><text:s text:c="42"/></text:p>
      <text:p text:style-name="P3"><text:s text:c="40"/><draw:frame draw:style-name="fr1" draw:name="Object4" text:anchor-type="as-char" svg:y="-0.713cm" svg:width="5.193cm" svg:height="1.139cm" draw:z-index="3"><draw:object xlink:href="./Object 4" xlink:type="simple" xlink:show="embed" xlink:actuate="onLoad"/><draw:image xlink:href="./ObjectReplacements/Object 4" xlink:type="simple" xlink:show="embed" xlink:actuate="onLoad"/><svg:desc>formula</svg:desc></draw:frame></text:p>
      <text:p text:style-name="P3"/>
      <text:p text:style-name="P3"><text:s text:c="41"/><draw:frame draw:style-name="fr1" draw:name="Object5" text:anchor-type="as-char" svg:y="-0.713cm" svg:width="3.579cm" svg:height="1.139cm" draw:z-index="4"><draw:object xlink:href="./Object 5" xlink:type="simple" xlink:show="embed" xlink:actuate="onLoad"/><draw:image xlink:href="./ObjectReplacements/Object 5" xlink:type="simple" xlink:show="embed" xlink:actuate="onLoad"/></draw:frame></text:p>
      <text:p text:style-name="P3"/>
      <text:p text:style-name="P6"><draw:frame draw:style-name="fr1" draw:name="Object6" text:anchor-type="as-char" svg:y="-0.377cm" svg:width="0.663cm" svg:height="0.531cm" draw:z-index="5"><draw:object xlink:href="./Object 6" xlink:type="simple" xlink:show="embed" xlink:actuate="onLoad"/><draw:image xlink:href="./ObjectReplacements/Object 6" xlink:type="simple" xlink:show="embed" xlink:actuate="onLoad"/></draw:frame> and <draw:frame draw:style-name="fr1" draw:name="Object7" text:anchor-type="as-char" svg:y="-0.377cm" svg:width="0.737cm" svg:height="0.568cm" draw:z-index="6"><draw:object xlink:href="./Object 7" xlink:type="simple" xlink:show="embed" xlink:actuate="onLoad"/><draw:image xlink:href="./ObjectReplacements/Object 7" xlink:type="simple" xlink:show="embed" xlink:actuate="onLoad"/></draw:frame> are the total character image energy and the total <text:span text:style-name="T12">density</text:span> energy, respectively.</text:p>
      <text:p text:style-name="P6"><text:s/><draw:frame draw:style-name="fr1" draw:name="Object8" text:anchor-type="as-char" svg:y="-0.377cm" svg:width="0.885cm" svg:height="0.568cm" draw:z-index="7"><draw:object xlink:href="./Object 8" xlink:type="simple" xlink:show="embed" xlink:actuate="onLoad"/><draw:image xlink:href="./ObjectReplacements/Object 8" xlink:type="simple" xlink:show="embed" xlink:actuate="onLoad"/></draw:frame> is the cross correlation between the character and the template, and could have been used as a similarity measure, but <text:s/><text:span text:style-name="T2">pratt </text:span>points out that <draw:frame draw:style-name="fr1" draw:name="Object9" text:anchor-type="as-char" svg:y="-0.377cm" svg:width="0.885cm" svg:height="0.568cm" draw:z-index="8"><draw:object xlink:href="./Object 9" xlink:type="simple" xlink:show="embed" xlink:actuate="onLoad"/><draw:image xlink:href="./ObjectReplacements/Object 9" xlink:type="simple" xlink:show="embed" xlink:actuate="onLoad"/></draw:frame> may detect a false match if, say, Z contains mostly high values. In that case, <draw:frame draw:style-name="fr1" draw:name="Object10" text:anchor-type="as-char" svg:y="-0.377cm" svg:width="0.663cm" svg:height="0.531cm" draw:z-index="9"><draw:object xlink:href="./Object 10" xlink:type="simple" xlink:show="embed" xlink:actuate="onLoad"/><draw:image xlink:href="./ObjectReplacements/Object 10" xlink:type="simple" xlink:show="embed" xlink:actuate="onLoad"/></draw:frame> <text:s/>also has a high value and it could be used to normalize</text:p>
      <text:p text:style-name="P7"><draw:frame draw:style-name="fr1" draw:name="Object11" text:anchor-type="as-char" svg:y="-0.411cm" svg:width="0.885cm" svg:height="0.601cm" draw:z-index="10"><draw:object xlink:href="./Object 11" xlink:type="simple" xlink:show="embed" xlink:actuate="onLoad"/><draw:image xlink:href="./ObjectReplacements/Object 11" xlink:type="simple" xlink:show="embed" xlink:actuate="onLoad"/></draw:frame> by the expression <draw:frame draw:style-name="fr1" draw:name="Object12" text:anchor-type="as-char" svg:y="-0.411cm" svg:width="0.885cm" svg:height="0.601cm" draw:z-index="11"><draw:object xlink:href="./Object 12" xlink:type="simple" xlink:show="embed" xlink:actuate="onLoad"/><draw:image xlink:href="./ObjectReplacements/Object 12" xlink:type="simple" xlink:show="embed" xlink:actuate="onLoad"/></draw:frame>= <draw:frame draw:style-name="fr1" draw:name="Object13" text:anchor-type="as-char" svg:y="-0.377cm" svg:width="1.492cm" svg:height="0.57cm" draw:z-index="12"><draw:object xlink:href="./Object 13" xlink:type="simple" xlink:show="embed" xlink:actuate="onLoad"/><draw:image xlink:href="./ObjectReplacements/Object 13" xlink:type="simple" xlink:show="embed" xlink:actuate="onLoad"/></draw:frame>. However, in <text:span text:style-name="T2">Pratt's formulation of template matching, one wants to decide whether the template is present in the image (and obtain the locations of each occurrence). Our problem is the opposite: find the density that matches the character image best. Therefore, it is more relevant to normalize the cross-correlation by dividing it with the total template energy:</text:span></text:p>
      <text:p text:style-name="P7"><text:s text:c="27"/></text:p>
      <text:p text:style-name="P7"><text:s text:c="38"/><draw:frame draw:style-name="fr1" draw:name="Object14" text:anchor-type="as-char" svg:y="-0.72cm" svg:width="2.007cm" svg:height="1.161cm" draw:z-index="13"><draw:object xlink:href="./Object 14" xlink:type="simple" xlink:show="embed" xlink:actuate="onLoad"/><draw:image xlink:href="./ObjectReplacements/Object 14" xlink:type="simple" xlink:show="embed" xlink:actuate="onLoad"/></draw:frame></text:p>
      <text:p text:style-name="P8">Experiments are needed to decide whether <draw:frame draw:style-name="fr1" draw:name="Object15" text:anchor-type="as-char" svg:y="-0.377cm" svg:width="0.661cm" svg:height="0.531cm" draw:z-index="14"><draw:object xlink:href="./Object 15" xlink:type="simple" xlink:show="embed" xlink:actuate="onLoad"/><draw:image xlink:href="./ObjectReplacements/Object 15" xlink:type="simple" xlink:show="embed" xlink:actuate="onLoad"/></draw:frame> or <draw:frame draw:style-name="fr1" draw:name="Object16" text:anchor-type="as-char" svg:y="-0.422cm" svg:width="0.901cm" svg:height="0.612cm" draw:z-index="15"><draw:object xlink:href="./Object 16" xlink:type="simple" xlink:show="embed" xlink:actuate="onLoad"/><draw:image xlink:href="./ObjectReplacements/Object 16" xlink:type="simple" xlink:show="embed" xlink:actuate="onLoad"/></draw:frame>, should be used for OCR.</text:p>
      <text:p text:style-name="P8"/>
      <text:p text:style-name="P9"><text:span text:style-name="T3"><text:s text:c="4"/>Although simple, density matching suffers from some obvious limitations. One density is only capable of recognizing characters of the same size and rotation,is not illumination-invariant (invariant to contrast and to mean gray level) and is very vulnerable to noise and small variations that occur among characters from the same class. However, many density may be used for</text:span></text:p>
      <text:p text:style-name="P10">each character class, but at the cost of higher computational time since every input character has to be compared with every <text:span text:style-name="T12">density</text:span>. The character <text:s/>in the input image can be scaled to <text:span text:style-name="T12">match</text:span> the <text:span text:style-name="T12">density</text:span> sizes,thus making the recognizer scale-independent.</text:p>
      <text:p text:style-name="P10"><text:soft-page-break/><text:s text:c="2"/></text:p>
      <text:p text:style-name="P10"/>
      <text:p text:style-name="P10">2.2. Deformable <text:span text:style-name="T12">density</text:span>:</text:p>
      <text:p text:style-name="P10"><text:s text:c="4"/></text:p>
      <text:p text:style-name="P10"><text:s text:c="5"/>Deformable <text:span text:style-name="T12">density </text:span>have been used extensively in several object recognition applications Recently, Del Bimbo et al.proposed to use deformable <text:span text:style-name="T12">density</text:span> for character recognition in gray-scale images of credit card slips with poor print quality. The <text:span text:style-name="T12">densty</text:span> used were character</text:p>
      <text:p text:style-name="P10">skeletons. It is not clear how the initial positions of the <text:span text:style-name="T12">density</text:span> were chosen. If all possible positions in the image were to be tried,then the computational time would be prohibitive.</text:p>
      <text:p text:style-name="P10"/>
      <text:p text:style-name="P10"/>
      <text:p text:style-name="P10">2.3. Unitary image transforms:</text:p>
      <text:p text:style-name="P10"><text:s text:c="4"/>In <text:span text:style-name="T12">density</text:span> matching, all the pixels in the gray-scale character image are used as features. Andrews <text:s/>applies a unitary transform to character images, obtaining a reduction in the number of features while preserving most of the information about the character shape. In the transformed space, the pixels are ordered by their variance and the pixels with the highest variance are used as features. The unitary transform has to be applied to a training set to obtain estimates of the variances of the pixels in the transformed space. Andrews investigated the Karhunen-Loeve (KL)</text:p>
      <text:p text:style-name="P10">Fourier, Hadamard (or Walsh) and Haar transforms in 1971. He concluded that the KL transform was too computationally demanding, so he recommended to use the Fourier or Hadamard transform. However, the KL transform is the only (mean-squared error) optimal unitary transform in terms of information compression) as <text:s/>When the KL transform is used, the same amount of information about the input character image is contained in fewer features compared to any other unitary transform.</text:p>
      <text:p text:style-name="P10"><text:s text:c="4"/>The KL transform has been used for object recognition in several application domains, for example face recognition. It is also a realistic alternative for OCR on gray-level images with today's fast computers.</text:p>
      <text:p text:style-name="P11"><text:s text:c="4"/><text:span text:style-name="T4">The features extracted from unitary transforms are not rotation-invariant, so the input character images have to be rotated to a standard orientation if rotated characters may occur. Further, the input images have to be of exactly the same size, so a scaling or resampling is necessary if the size can vary. The unitary transforms are not illumination invariant, but for the Fourier transformed image the value at the origin is proportional to the average pixel value of the input image, so this feature can be deleted to obtain brightness invariance. For all unitary transforms, an inverse</text:span></text:p>
      <text:p text:style-name="P12">transform exists, so the original character image can be reconstructed.</text:p>
      <text:p text:style-name="P12"/>
      <text:p text:style-name="P12"/>
      <text:p text:style-name="P12">2.4. Zoning:</text:p>
      <text:p text:style-name="P12"><text:s text:c="4"/>The commercial OCR system by Calera described in Bokser <text:s/>uses zoning on solid binary characters. A straightforward generalization of this method to gray-level character images is given here. An n × m grid is superimposed on the character image <text:s/>and for each of the n × m zones, the average gray level is computed , giving a feature vector of length n x m. However, these features are not illumination invariant.</text:p>
      <text:p text:style-name="P3"/>
      <text:p text:style-name="P4"><text:span text:style-name="T4">3. FEATURES EXTRACTED FROM BINARY IMAGES</text:span></text:p>
      <text:p text:style-name="P4"/>
      <text:p text:style-name="P4"/>
      <text:p text:style-name="P4"><text:span text:style-name="T4"><text:s text:c="4"/>A binary raster image is obtained by a global or locally adaptive binarization <text:s/>of the gray-scale input image. In many cases, the segmentation of characters is carried out simply by isolating connected components. However, for difficult images, some characters may touch or overlap each other or other print objects. Another problem occurs when characters are fragmented into two or more connected components. This problem may be alleviated somewhat by choosing a better </text:span><text:soft-page-break/><text:span text:style-name="T4">locally adaptive binarization method, but Trier and Taxt <text:s/>have shown that even the best locally adaptive binarization method may still not result in perfectly isolated characters.</text:span> <text:s text:c="4"/></text:p>
      <text:p text:style-name="P4"><text:s text:c="4"/><text:span text:style-name="T4">This method gives a better performance, since information gained in the topographic analysis step is used in segmenting the binary</text:span> <text:span text:style-name="T4">image. The segmentation step also handles rotated characters and touching characters from different text strings</text:span> .</text:p>
      <text:p text:style-name="P5"><text:s text:c="4"/><text:span text:style-name="T4">A solid binary character may be converted to other representations, such as the outer contour of the character, the contour profiles, or the character skeleton and features may be extracted from each of these representations as well. For the purpose of designing OCR systems, the goal of these conversions is to preserve the relevant information about the character shape and discard some of the unnecessary information.</text:span> <text:s/></text:p>
      <text:p text:style-name="P5"/>
      <text:p text:style-name="P5"><text:span text:style-name="T5">3.1. Projection histograms</text:span> :</text:p>
      <text:p text:style-name="P5"><text:s text:c="4"/><text:span text:style-name="T5">Projection histograms were introduced in 1956 in a hardware OCR system by Glauberman. Today, this technique is mostly used for segmenting characters, words and text lines, or to detect if an input image of a scanned text page is rotated. <text:s/>For a horizontal projection, is x(yi) the number of pixeis with x = xi. The features can be made scale independent by using a fixed number of bins on each axis (by merging neighboring bins) and dividing by the total number of print pixels in the character image. However., the projection histograms are very sensitive to rotation and, to some degree, variability in writing style. Also, important information about the character shape seems to be lost.</text:span> <text:span text:style-name="T5">The vertical projection x(y) is slant invariant, but the horizontal projection is not. When measuring the dissimilarity between two histograms, it is tempting to use:</text:span> <text:s text:c="19"/></text:p>
      <text:p text:style-name="P3"><text:s text:c="2"/></text:p>
      <text:p text:style-name="P3"/>
      <text:p text:style-name="P3"><text:s text:c="28"/><draw:frame draw:style-name="fr1" draw:name="Object17" text:anchor-type="as-char" svg:y="-0.713cm" svg:width="3.963cm" svg:height="1.139cm" draw:z-index="16"><draw:object xlink:href="./Object 17" xlink:type="simple" xlink:show="embed" xlink:actuate="onLoad"/><draw:image xlink:href="./ObjectReplacements/Object 17" xlink:type="simple" xlink:show="embed" xlink:actuate="onLoad"/></draw:frame></text:p>
      <text:p text:style-name="P13">where n is the number of bins and Yl and Y2 are the two histograms to be compared. However, it is more meaningful to compare the cumulative histograms Y(Xk), the sum of the k first bins:</text:p>
      <text:p text:style-name="P3"><text:s text:c="41"/></text:p>
      <text:p text:style-name="P3"><text:s text:c="29"/><draw:frame draw:style-name="fr1" draw:name="Object18" text:anchor-type="as-char" svg:y="-0.713cm" svg:width="3.004cm" svg:height="1.139cm" draw:z-index="17"><draw:object xlink:href="./Object 18" xlink:type="simple" xlink:show="embed" xlink:actuate="onLoad"/><draw:image xlink:href="./ObjectReplacements/Object 18" xlink:type="simple" xlink:show="embed" xlink:actuate="onLoad"/></draw:frame></text:p>
      <text:p text:style-name="P3"/>
      <text:p text:style-name="P14">using the dissimilarity measure:</text:p>
      <text:p text:style-name="P14"/>
      <text:p text:style-name="P14"><text:s text:c="30"/><draw:frame draw:style-name="fr1" draw:name="Object19" text:anchor-type="as-char" svg:y="-0.713cm" svg:width="4.11cm" svg:height="1.139cm" draw:z-index="18"><draw:object xlink:href="./Object 19" xlink:type="simple" xlink:show="embed" xlink:actuate="onLoad"/><draw:image xlink:href="./ObjectReplacements/Object 19" xlink:type="simple" xlink:show="embed" xlink:actuate="onLoad"/></draw:frame></text:p>
      <text:p text:style-name="P14"/>
      <text:p text:style-name="P14">where Y1 and Y2 denote cumulative histograms. The new dissimilarity measure D is not as sensitive as d to a slight misalignment of dominant peaks in the original histograms.</text:p>
      <text:p text:style-name="P14"/>
      <text:p text:style-name="P14"/>
      <text:p text:style-name="P14"/>
      <text:p text:style-name="P14"/>
      <text:p text:style-name="P14"/>
      <text:p text:style-name="P14">4. FEATURES EXTRACTED FROM THE BINARY CONTOUR:</text:p>
      <text:p text:style-name="P14"/>
      <text:p text:style-name="P14"><text:s text:c="4"/>The closed outer contour curve of a character is a closed piecewise linear curve that passes through the centers of all the pixels which are four-connected to the outside background and no other pixels. Following the curve, the pixels are visited in, say, counter-clockwise order and the curve may visit an edge pixel twice at locations where the object is one-pixel wide. Each line</text:p>
      <text:p text:style-name="P14">segment is a straight line between the pixel centers of two eight-connected neighbors. By approximating'the contour curve by a parametric expression, the coefficients of the approximation</text:p>
      <text:p text:style-name="P14"><text:soft-page-break/>can be used as features. By following the closed contour successively, a periodic function results. Periodic functions are well-suited for Fourier series expansion, and this is the foundation for the Fourier-based methods discussed below.</text:p>
      <text:p text:style-name="P14"/>
      <text:p text:style-name="P14">4.1. Contour profiles:</text:p>
      <text:p text:style-name="P14"><text:s text:c="4"/>The motivation for using contour profiles is that each half of the contour can be approximated by a discrete function of one of the spatial variables, x or y. Then, features can be extracted from discrete functions. We may use vertical or horizontal profiles and they can be either outer profiles or inner profiles.</text:p>
      <text:p text:style-name="P14"><text:s text:c="4"/>To construct vertical profiles, first locate the upper most and lowermost pixels on the contour. The contour is split at these two points. To obtain the outer profiles, for each y value, select the outermost x value on each contour half (Fig. 13). To obtain the inner profiles, for each y value, the innermost x values are selected. Horizontal profiles can be extracted in a similar fashion, starting by dividing the contour in upper and lower halves.</text:p>
      <text:p text:style-name="P14"/>
      <text:p text:style-name="P14"/>
      <text:p text:style-name="P14">4.2. Zoning:</text:p>
      <text:p text:style-name="P14"><text:s text:c="4"/>Kimura and Shridhar used zoning on contour</text:p>
      <text:p text:style-name="P15">curves. In each zone, the contour line segments between neighboring pixels were grouped by orientation: horizontal (0°), vertical (90 °) and the two diagonal orientations (45, 135°). The number of line segments of each orientation was counted .<text:span text:style-name="T6">Takahashi <text:s/>also used orientation histograms</text:span></text:p>
      <text:p text:style-name="P16">from zones, but used vertical, horizontal and diagonal slices as zones. The orientations were extracted from inner contours (if any) in addition to the outer contour when making the histograms.</text:p>
      <text:p text:style-name="P16">Further, Takahashi identified high curvature points along both outer and inner contours. For each of these points, the curvature value, the contour tangent and the point's zonal position were extracted. This time a regular grid was used as zones.Cao et al. observed that when the contour curve was close to zone borders, small variations in the contour curve could lead to large variations in the</text:p>
      <text:p text:style-name="P16">extracted features. They tried to compensate for this by using fuzzy borders. Points near the zone borders are given fuzzy membership values to two or four zones and the fuzzy membership values sum to one.</text:p>
      <text:p text:style-name="P16"/>
      <text:p text:style-name="P16"/>
      <text:p text:style-name="P16">6. NEURAL NETWORK CLASSIFIERS:</text:p>
      <text:p text:style-name="P16"/>
      <text:p text:style-name="P16">Multi-layer feed-forward neural networks <text:s/>have been used extensively in OCR. <text:s/>These networks may be viewed as a combined feature extractor and classifier. scale each input character to a 16 × 16 grid, which are then fed into 256 input nodes of the neural network . The network has 10 output nodes, one for each of the <text:span text:style-name="T13">26 alphabet</text:span> classes "a"-"z" that the network tries to recognize. Three intermediate layers were used. Each node in a layer has connections from a number of nodes in the previous layer and during the training phase, connection weights are learned. The output at a node is a function (e.g. sigmoid) of the weighted sum of the connected nodes at the previous layer. One can think of a feed-forward neural network as constructing decision boundaries in a feature space and as the number of layers and nodes increases, the flexibility of the classifier. increases by allowing more and more complex decision boundaries. However, it has been shown <text:s/>that this flexibility must be restricted to obtain good recognition performance. This is parallel to the curse of dimensionality effect observed in statistical classifiers, mentioned earlier.Another viewpoint can also be taken. neural network can be regarded as performing hierarchical feature extraction. Each node "sees" a window in the previous layer and combines the low-level features in this window into a higher level feature. So, the higher the network layer, the more abstract and more global features are extracted, the final abstraction level being the features alphbet "a", alphabet "b", .... alphabet "z". Note</text:p>
      <text:p text:style-name="P16">that the feature extractors are not hand crafted , but are trained on a large set of training samples.Some neural networks are given extracted features as input instead of a scaled or <text:soft-page-break/>subsampled input image. Then the network can be viewed as a pure classifier, constructing some complicated decision boundaries or it can be viewed as extracting "superfetures" in the combined process of feature extraction and classification.</text:p>
      <text:p text:style-name="P17"><text:s text:c="4"/><text:span text:style-name="T7">One problem with using neural networks in OCR is that it is difficult to analyse and fully understand the decision making process. What are the implicit features and what are the decision boundaries? Also,an unbiased comparison between neural networks and statistical classifiers is difficult. If the pixels themselves are used as inputs to a neural network and the neural network is compared with, say, a k-nearest neighbour (kNN) classifier using the same pixels as "features", then the comparison is not fair since a neural network has the opportunity to derive more meaningful features in the hidden layers. Rather, the best performing statistical or structural classifiers have to be compared with the best neural network classifiers.</text:span></text:p>
      <text:p text:style-name="P17"/>
      <text:p text:style-name="P17"/>
      <text:p text:style-name="P18">7. DISCUSSION:</text:p>
      <text:p text:style-name="P18"><text:s text:c="4"/></text:p>
      <text:p text:style-name="P18"><text:s text:c="4"/>Before selecting a specific feature extraction method, one needs to consider the total character recognition system in which it will operate. What type of input characters is the system designed for? Is the input single-font typed or machine-printed characters,multi-font machine printed, neatly hand-printed or unconstrained hand written? What is the variability of the characters belonging to the same class? Are gray-level images or binary images available? What is the scanner resolution? Is a statistical or structural classifier to be used? What are the throughput requirements (characters per second) as opposed to recognition requirements (reject versus error rate)? What hardware</text:p>
      <text:p text:style-name="P18">is available? Can special-purpose hardware be used, or must the system run on standard hardware? What is the expected price of the system? Such questions need to be answered in order to make a qualified selection of the appropriate feature extraction method.Often, a single feature extraction method alone is not sufficient to obtain good discrimination power. An obvious solution is to combine features from different feature extraction methods. If a statistical classifier is to be used and a large training set is available, discriminant analysis can be used to select the features with highest discriminative power. The statistical properties of such combined feature vectors need to be</text:p>
      <text:p text:style-name="P19">explored. Another approach is to use multiple classifiers. In that case, one can even combine statistical, structural and neural network classifiers to utilize their inherent differences.The main disadvantage of using gray-scale image based approaches is the memory requirements.<text:span text:style-name="T8">Al though Pavlidis <text:s/>has shown that similar recognition rates may be achieved at a lower resolution for gray-</text:span></text:p>
      <text:p text:style-name="P20">scale methods than for binary image-based methods, gray-scale images cannot be compressed significantly without a loss of information. Binary images are easily compressed using, for example, run-length coding and algorithms can be written to work on this format. However, as the performance and memory capacity of computers continue to double every 18 months or so,</text:p>
      <text:p text:style-name="P20">gray-scale methods will eventually become feasible in more and more applications.To illustrate the process of identifying the best feature extraction methods, let us consider the digits in</text:p>
      <text:p text:style-name="P20">the hydrographic map . The alphabet are hand printed by one writer and have roughly the same</text:p>
      <text:p text:style-name="P20">orientation, size and slant (skew), although some variations exist and they vary over the different portions of the whole map. These variations are probably large enough to affect the features considerably, if rotation,size or skew-variant features are used. However, by using features invariant to scale, rotation and skew, a larger variability is allowed and confusion among characters such as "n" and "u" may be expected. By using a statistical classifier which assumes statistically dependent features (e.g. using the multivariate Gaussian distribution), we can hope that these variations</text:p>
      <text:p text:style-name="P21">will be properly accounted for. Ideally, it should then be possible to find the size, orientation and perhaps slant directions in the feature space by principal component analysis (PCA), although the actual PCA does not have to be implemented. However, characters with unusual size, rotation or skew will probably not be correctly classified. An appropriate solution may therefore be to use a mix of variant and invariant features.<text:span text:style-name="T9">For many applications, robustness to variability in</text:span></text:p>
      <text:p text:style-name="P22"><text:soft-page-break/>character shape, to degradation and to noise is important. Characters may be fragmented or merged. Other characters might be self-touching or have a broken loop. For features extracted from character contours or skeletons, we will expect very different features depending on Whether fragmented, self-touching or broken loop characters occur or not. Separate classes will normally have to be used for these variants, but the training set may contain too few of each variant to make reliable class descriptions.</text:p>
      <text:p text:style-name="P22"/>
      <text:p text:style-name="P22">8. SUMMARY:</text:p>
      <text:p text:style-name="P22"><text:s text:c="3"/>Selection of feature extraction method is probably the single most important factor in achieving high recognition performance. Given the large number of feature extraction methods reported in the literature, a newcomer to the field is faced with the following question: Which feature extraction method is the best for a given application? This question led us to characterize the available feature extraction methods, so that the most promising methods could be sorted out. An experimental evaluation of these few promising methods must still be performed to select the best method for a specific application.</text:p>
      <text:p text:style-name="P22">We reviewed feature extraction methods including:</text:p>
      <text:p text:style-name="P22"><text:s text:c="16"/>(1) template matching;</text:p>
      <text:p text:style-name="P22"><text:s text:c="16"/>(2) deformable templates;</text:p>
      <text:p text:style-name="P22"><text:s text:c="16"/>(3) unitary image transforms</text:p>
      <text:p text:style-name="P22"><text:s text:c="16"/>(<text:span text:style-name="T13">4</text:span>) projection histograms;</text:p>
      <text:p text:style-name="P22"><text:s text:c="16"/>(<text:span text:style-name="T13">5</text:span>) contour profiles;</text:p>
      <text:p text:style-name="P22"><text:s text:c="16"/>(<text:span text:style-name="T13">6</text:span>) zoning;</text:p>
      <text:p text:style-name="P22">Each of these methods may be applied to one or more of the following representation forms:</text:p>
      <text:p text:style-name="P22"><text:s text:c="16"/>(1)gray-level character image;</text:p>
      <text:p text:style-name="P22"><text:s text:c="16"/>(2)binary character image;</text:p>
      <text:p text:style-name="P22"><text:s text:c="16"/>(3)character contour;</text:p>
      <text:p text:style-name="P22"><text:s text:c="16"/>(4)character skeleton or character graph.</text:p>
      <text:p text:style-name="P22">For each feature extraction method and each character representation form, we discussed the properties of the extracted features.</text:p>
      <text:p text:style-name="P22"><text:s text:c="4"/>Before selecting a specific feature extraction method, one needs to consider the total character recognition system in which it will operate. The process of identifying the best feature extraction method was illustrated by considering the digits in the hydrographic map . It appears that Zernike moments would be good features in this application. However, one really needs to perform an experimental evaluation of a few of the most promising methods to decide which feature extraction method is the best in practice for each application. The evaluation should be performed on large data sets that are representative for the particular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4T21:59:32.645108000</meta:creation-date>
    <dc:date>2019-05-05T14:05:22.736272366</dc:date>
    <meta:editing-duration>PT12M34S</meta:editing-duration>
    <meta:editing-cycles>2</meta:editing-cycles>
    <meta:generator>LibreOffice/5.1.6.2$Linux_x86 LibreOffice_project/10m0$Build-2</meta:generator>
    <meta:document-statistic meta:table-count="0" meta:image-count="0" meta:object-count="19" meta:page-count="8" meta:paragraph-count="110" meta:word-count="4307" meta:character-count="28455" meta:non-whitespace-character-count="23396"/>
  </office:meta>
</office:document-meta>
</file>

<file path=Object 1/content.xml><?xml version="1.0" encoding="utf-8"?>
<math xmlns="http://www.w3.org/1998/Math/MathML" display="block">
  <semantics>
    <mrow>
      <msub>
        <mi>D</mi>
        <mi>j</mi>
      </msub>
      <mo stretchy="false">=</mo>
      <mrow>
        <munderover>
          <mo stretchy="false">∑</mo>
          <mrow>
            <mi>i</mi>
            <mo stretchy="false">=</mo>
            <mn>0</mn>
          </mrow>
          <mi>M</mi>
        </munderover>
        <mrow>
          <mo fence="true" stretchy="false">(</mo>
          <mrow>
            <msup>
              <mrow>
                <mo fence="true" stretchy="false">(</mo>
                <mrow>
                  <mrow>
                    <mi>Z</mi>
                    <mrow>
                      <mrow>
                        <mo fence="true" stretchy="false">(</mo>
                        <mrow>
                          <mrow>
                            <msub>
                              <mi>x</mi>
                              <mi>i</mi>
                            </msub>
                            <mi>,</mi>
                            <msub>
                              <mi>y</mi>
                              <mi>i</mi>
                            </msub>
                          </mrow>
                        </mrow>
                        <mo fence="true" stretchy="false">)</mo>
                      </mrow>
                      <mo stretchy="false">−</mo>
                      <msub>
                        <mi>T</mi>
                        <mi>j</mi>
                      </msub>
                    </mrow>
                    <mrow>
                      <mo fence="true" stretchy="false">(</mo>
                      <mrow>
                        <mrow>
                          <msub>
                            <mi>x</mi>
                            <mi>i</mi>
                          </msub>
                          <mi>,</mi>
                          <msub>
                            <mi>y</mi>
                            <mi>i</mi>
                          </msub>
                        </mrow>
                      </mrow>
                      <mo fence="true" stretchy="false">)</mo>
                    </mrow>
                  </mrow>
                </mrow>
                <mo fence="true" stretchy="false">)</mo>
              </mrow>
              <mn>2</mn>
            </msup>
          </mrow>
          <mo fence="true" stretchy="false">)</mo>
        </mrow>
      </mrow>
    </mrow>
    <annotation encoding="StarMath 5.0">D_j = sum from{i=0} to{M} (( Z(x_i,y_i)-T_j(x_i,y_i) )^2)  </annotation>
  </semantics>
</math>
</file>

<file path=Object 10/content.xml><?xml version="1.0" encoding="utf-8"?>
<math xmlns="http://www.w3.org/1998/Math/MathML" display="block">
  <semantics>
    <msub>
      <mi>E</mi>
      <mi>Z</mi>
    </msub>
    <annotation encoding="StarMath 5.0">E_Z</annotation>
  </semantics>
</math>
</file>

<file path=Object 11/content.xml><?xml version="1.0" encoding="utf-8"?>
<math xmlns="http://www.w3.org/1998/Math/MathML" display="block">
  <semantics>
    <mover accent="true">
      <msub>
        <mi>R</mi>
        <msub>
          <mi mathvariant="italic">ZT</mi>
          <mi>j</mi>
        </msub>
      </msub>
      <mo stretchy="false">~</mo>
    </mover>
    <annotation encoding="StarMath 5.0">tilde R_{ZT_j}</annotation>
  </semantics>
</math>
</file>

<file path=Object 12/content.xml><?xml version="1.0" encoding="utf-8"?>
<math xmlns="http://www.w3.org/1998/Math/MathML" display="block">
  <semantics>
    <mover accent="true">
      <msub>
        <mi>R</mi>
        <msub>
          <mi mathvariant="italic">ZT</mi>
          <mi>j</mi>
        </msub>
      </msub>
      <mo stretchy="false">~</mo>
    </mover>
    <annotation encoding="StarMath 5.0">tilde R_{ZT_j} </annotation>
  </semantics>
</math>
</file>

<file path=Object 13/content.xml><?xml version="1.0" encoding="utf-8"?>
<math xmlns="http://www.w3.org/1998/Math/MathML" display="block">
  <semantics>
    <mrow>
      <msub>
        <mi>R</mi>
        <msub>
          <mi mathvariant="italic">ZT</mi>
          <mi>j</mi>
        </msub>
      </msub>
      <mo stretchy="false">/</mo>
      <msub>
        <mi>E</mi>
        <mi>z</mi>
      </msub>
    </mrow>
    <annotation encoding="StarMath 5.0">R_{ZT_j}/E_z</annotation>
  </semantics>
</math>
</file>

<file path=Object 14/content.xml><?xml version="1.0" encoding="utf-8"?>
<math xmlns="http://www.w3.org/1998/Math/MathML" display="block">
  <semantics>
    <mrow>
      <mover accent="true">
        <msub>
          <mi>R</mi>
          <msub>
            <mi mathvariant="italic">ZT</mi>
            <mi>j</mi>
          </msub>
        </msub>
        <mo stretchy="false">^</mo>
      </mover>
      <mo stretchy="false">=</mo>
      <mfrac>
        <msub>
          <mi>R</mi>
          <msub>
            <mi mathvariant="italic">ZT</mi>
            <mi>j</mi>
          </msub>
        </msub>
        <msub>
          <mi>E</mi>
          <mi>z</mi>
        </msub>
      </mfrac>
    </mrow>
    <annotation encoding="StarMath 5.0">hat R_{ZT_j}  = { R_{ZT_j}} over {E_z}  </annotation>
  </semantics>
</math>
</file>

<file path=Object 15/content.xml><?xml version="1.0" encoding="utf-8"?>
<math xmlns="http://www.w3.org/1998/Math/MathML" display="block">
  <semantics>
    <msub>
      <mi>D</mi>
      <mi>j</mi>
    </msub>
    <annotation encoding="StarMath 5.0">D_j</annotation>
  </semantics>
</math>
</file>

<file path=Object 16/content.xml><?xml version="1.0" encoding="utf-8"?>
<math xmlns="http://www.w3.org/1998/Math/MathML" display="block">
  <semantics>
    <mover accent="true">
      <msub>
        <mi>R</mi>
        <msub>
          <mi mathvariant="italic">ZT</mi>
          <mi>J</mi>
        </msub>
      </msub>
      <mo stretchy="false">^</mo>
    </mover>
    <annotation encoding="StarMath 5.0">hat R_{ZT_J} </annotation>
  </semantics>
</math>
</file>

<file path=Object 17/content.xml><?xml version="1.0" encoding="utf-8"?>
<math xmlns="http://www.w3.org/1998/Math/MathML" display="block">
  <semantics>
    <mrow>
      <mi>d</mi>
      <mo stretchy="false">=</mo>
      <mrow>
        <munderover>
          <mo stretchy="false">∑</mo>
          <mrow>
            <mi>i</mi>
            <mo stretchy="false">=</mo>
            <mn>1</mn>
          </mrow>
          <mi>M</mi>
        </munderover>
        <mrow>
          <mo fence="true" stretchy="true">|</mo>
          <mrow>
            <mrow>
              <msub>
                <mi>y</mi>
                <mn>1</mn>
              </msub>
              <mrow>
                <mrow>
                  <mo fence="true" stretchy="false">(</mo>
                  <mrow>
                    <msub>
                      <mi>x</mi>
                      <mi>i</mi>
                    </msub>
                  </mrow>
                  <mo fence="true" stretchy="false">)</mo>
                </mrow>
                <mo stretchy="false">−</mo>
                <msub>
                  <mi>y</mi>
                  <mn>2</mn>
                </msub>
              </mrow>
              <mrow>
                <mo fence="true" stretchy="false">(</mo>
                <mrow>
                  <msub>
                    <mi>x</mi>
                    <mi>i</mi>
                  </msub>
                </mrow>
                <mo fence="true" stretchy="false">)</mo>
              </mrow>
            </mrow>
          </mrow>
          <mo fence="true" stretchy="true">|</mo>
        </mrow>
      </mrow>
    </mrow>
    <annotation encoding="StarMath 5.0">d = sum from{i=1} to{M} abs{y_1(x_i)-y_2(x_i)}   </annotation>
  </semantics>
</math>
</file>

<file path=Object 18/content.xml><?xml version="1.0" encoding="utf-8"?>
<math xmlns="http://www.w3.org/1998/Math/MathML" display="block">
  <semantics>
    <mrow>
      <mi>y</mi>
      <mrow>
        <mrow>
          <mo fence="true" stretchy="false">(</mo>
          <mrow>
            <msub>
              <mi>x</mi>
              <mi>k</mi>
            </msub>
          </mrow>
          <mo fence="true" stretchy="false">)</mo>
        </mrow>
        <mo stretchy="false">=</mo>
        <mrow>
          <munderover>
            <mo stretchy="false">∑</mo>
            <mrow>
              <mi>i</mi>
              <mo stretchy="false">=</mo>
              <mn>1</mn>
            </mrow>
            <mi>k</mi>
          </munderover>
          <mi>y</mi>
        </mrow>
      </mrow>
      <mrow>
        <mo fence="true" stretchy="false">(</mo>
        <mrow>
          <msub>
            <mi>x</mi>
            <mi>i</mi>
          </msub>
        </mrow>
        <mo fence="true" stretchy="false">)</mo>
      </mrow>
    </mrow>
    <annotation encoding="StarMath 5.0">y(x_k) = sum from{i=1} to{k} y( x_i ) </annotation>
  </semantics>
</math>
</file>

<file path=Object 19/content.xml><?xml version="1.0" encoding="utf-8"?>
<math xmlns="http://www.w3.org/1998/Math/MathML" display="block">
  <semantics>
    <mrow>
      <mi>D</mi>
      <mo stretchy="false">=</mo>
      <mrow>
        <munderover>
          <mo stretchy="false">∑</mo>
          <mrow>
            <mi>i</mi>
            <mo stretchy="false">=</mo>
            <mn>0</mn>
          </mrow>
          <mi>n</mi>
        </munderover>
        <mrow>
          <mo fence="true" stretchy="false">|</mo>
          <mrow>
            <mrow>
              <msub>
                <mi>y</mi>
                <mn>1</mn>
              </msub>
              <mrow>
                <mrow>
                  <mo fence="true" stretchy="false">(</mo>
                  <mrow>
                    <msub>
                      <mi>x</mi>
                      <mi>i</mi>
                    </msub>
                  </mrow>
                  <mo fence="true" stretchy="false">)</mo>
                </mrow>
                <mo stretchy="false">−</mo>
                <msub>
                  <mi>y</mi>
                  <mn>2</mn>
                </msub>
              </mrow>
              <mrow>
                <mo fence="true" stretchy="false">(</mo>
                <mrow>
                  <msub>
                    <mi>x</mi>
                    <mi>i</mi>
                  </msub>
                </mrow>
                <mo fence="true" stretchy="false">)</mo>
              </mrow>
            </mrow>
          </mrow>
          <mo fence="true" stretchy="false">|</mo>
        </mrow>
      </mrow>
    </mrow>
    <annotation encoding="StarMath 5.0">D = sum from{i=0} to{n} lline y_1(x_i)-y_2(x_i) rline   </annotation>
  </semantics>
</math>
</file>

<file path=Object 2/content.xml><?xml version="1.0" encoding="utf-8"?>
<math xmlns="http://www.w3.org/1998/Math/MathML" display="block">
  <semantics>
    <mrow>
      <mrow>
        <msub>
          <mi>D</mi>
          <mi>J</mi>
        </msub>
        <mo stretchy="false">=</mo>
        <mrow>
          <msub>
            <mi>E</mi>
            <mi>z</mi>
          </msub>
          <mo stretchy="false">−</mo>
          <mn>2</mn>
        </mrow>
      </mrow>
      <mrow>
        <msub>
          <mi>R</mi>
          <msub>
            <mi mathvariant="italic">ZT</mi>
            <mi>j</mi>
          </msub>
        </msub>
        <mo stretchy="false">+</mo>
        <msub>
          <mi>E</mi>
          <msub>
            <mi>T</mi>
            <mi>j</mi>
          </msub>
        </msub>
      </mrow>
    </mrow>
    <annotation encoding="StarMath 5.0">D_{J} = E_{z}-2 R_{ ZT_{j}}+ E_{ T_{j}} </annotation>
  </semantics>
</math>
</file>

<file path=Object 3/content.xml><?xml version="1.0" encoding="utf-8"?>
<math xmlns="http://www.w3.org/1998/Math/MathML" display="block">
  <semantics>
    <mrow>
      <msub>
        <mi>E</mi>
        <mi>j</mi>
      </msub>
      <mo stretchy="false">=</mo>
      <mrow>
        <munderover>
          <mo stretchy="false">∑</mo>
          <mrow>
            <mi>i</mi>
            <mo stretchy="false">=</mo>
            <mn>0</mn>
          </mrow>
          <mi>M</mi>
        </munderover>
        <mrow>
          <mo fence="true" stretchy="false">(</mo>
          <mrow>
            <mrow>
              <msup>
                <mi>Z</mi>
                <mn>2</mn>
              </msup>
              <mrow>
                <mo fence="true" stretchy="false">(</mo>
                <mrow>
                  <mrow>
                    <msub>
                      <mi>x</mi>
                      <mi>i</mi>
                    </msub>
                    <mi>,</mi>
                    <msub>
                      <mi>y</mi>
                      <mi>i</mi>
                    </msub>
                  </mrow>
                </mrow>
                <mo fence="true" stretchy="false">)</mo>
              </mrow>
            </mrow>
          </mrow>
          <mo fence="true" stretchy="false">)</mo>
        </mrow>
      </mrow>
    </mrow>
    <annotation encoding="StarMath 5.0"> E_{j} = sum from{i=0} to{M} (Z^2( x_{i}, y_{i} ))  </annotation>
  </semantics>
</math>
</file>

<file path=Object 4/content.xml><?xml version="1.0" encoding="utf-8"?>
<math xmlns="http://www.w3.org/1998/Math/MathML" display="block">
  <semantics>
    <mrow>
      <msub>
        <mi>R</mi>
        <msub>
          <mi mathvariant="italic">ZT</mi>
          <mi>j</mi>
        </msub>
      </msub>
      <mo stretchy="false">=</mo>
      <mrow>
        <munderover>
          <mo stretchy="false">∑</mo>
          <mrow>
            <mi>i</mi>
            <mo stretchy="false">=</mo>
            <mn>0</mn>
          </mrow>
          <mi>M</mi>
        </munderover>
        <mrow>
          <mo fence="true" stretchy="false">(</mo>
          <mrow>
            <mrow>
              <mi>Z</mi>
              <mrow>
                <mo fence="true" stretchy="false">(</mo>
                <mrow>
                  <mrow>
                    <msub>
                      <mi>x</mi>
                      <mi>i</mi>
                    </msub>
                    <mi>,</mi>
                    <msub>
                      <mi>y</mi>
                      <mi>i</mi>
                    </msub>
                  </mrow>
                </mrow>
                <mo fence="true" stretchy="false">)</mo>
              </mrow>
              <msub>
                <mi>T</mi>
                <mi>j</mi>
              </msub>
              <mrow>
                <mo fence="true" stretchy="false">(</mo>
                <mrow>
                  <mrow>
                    <msub>
                      <mi>x</mi>
                      <mi>i</mi>
                    </msub>
                    <mi>,</mi>
                    <msub>
                      <mi>y</mi>
                      <mi>i</mi>
                    </msub>
                  </mrow>
                </mrow>
                <mo fence="true" stretchy="false">)</mo>
              </mrow>
            </mrow>
          </mrow>
          <mo fence="true" stretchy="false">)</mo>
        </mrow>
      </mrow>
    </mrow>
    <annotation encoding="StarMath 5.0">R_{ ZT_{j}} = sum from{i=0} to{M} ( Z( x_{i}, y_{i}) T_{j}( x_{i}, y_{i}) ) </annotation>
  </semantics>
</math>
</file>

<file path=Object 5/content.xml><?xml version="1.0" encoding="utf-8"?>
<math xmlns="http://www.w3.org/1998/Math/MathML" display="block">
  <semantics>
    <mrow>
      <msub>
        <mi>E</mi>
        <msub>
          <mi>T</mi>
          <mi>j</mi>
        </msub>
      </msub>
      <mo stretchy="false">=</mo>
      <mrow>
        <munderover>
          <mo stretchy="false">∑</mo>
          <mrow>
            <mi>i</mi>
            <mo stretchy="false">=</mo>
            <mn>0</mn>
          </mrow>
          <mi>M</mi>
        </munderover>
        <mrow>
          <mo fence="true" stretchy="false">(</mo>
          <mrow>
            <mrow>
              <msubsup>
                <mi>T</mi>
                <mi>j</mi>
                <mn>2</mn>
              </msubsup>
              <mrow>
                <mo fence="true" stretchy="false">(</mo>
                <mrow>
                  <mrow>
                    <msub>
                      <mi>x</mi>
                      <mi>i</mi>
                    </msub>
                    <mi>,</mi>
                    <msub>
                      <mi>Y</mi>
                      <mi>i</mi>
                    </msub>
                  </mrow>
                </mrow>
                <mo fence="true" stretchy="false">)</mo>
              </mrow>
            </mrow>
          </mrow>
          <mo fence="true" stretchy="false">)</mo>
        </mrow>
      </mrow>
    </mrow>
    <annotation encoding="StarMath 5.0">E_{T_{j}}= sum from{i=0} to{M} ( T^2_j(x_i,Y_i) ) 
 </annotation>
  </semantics>
</math>
</file>

<file path=Object 6/content.xml><?xml version="1.0" encoding="utf-8"?>
<math xmlns="http://www.w3.org/1998/Math/MathML" display="block">
  <semantics>
    <msub>
      <mi>E</mi>
      <mi>Z</mi>
    </msub>
    <annotation encoding="StarMath 5.0">E_Z</annotation>
  </semantics>
</math>
</file>

<file path=Object 7/content.xml><?xml version="1.0" encoding="utf-8"?>
<math xmlns="http://www.w3.org/1998/Math/MathML" display="block">
  <semantics>
    <msub>
      <mi>E</mi>
      <msub>
        <mi>T</mi>
        <mi>j</mi>
      </msub>
    </msub>
    <annotation encoding="StarMath 5.0">E_{ T_{j}}</annotation>
  </semantics>
</math>
</file>

<file path=Object 8/content.xml><?xml version="1.0" encoding="utf-8"?>
<math xmlns="http://www.w3.org/1998/Math/MathML" display="block">
  <semantics>
    <msub>
      <mi>R</mi>
      <msub>
        <mi mathvariant="italic">ZT</mi>
        <mi>j</mi>
      </msub>
    </msub>
    <annotation encoding="StarMath 5.0">R_{ ZT_{j}}</annotation>
  </semantics>
</math>
</file>

<file path=Object 9/content.xml><?xml version="1.0" encoding="utf-8"?>
<math xmlns="http://www.w3.org/1998/Math/MathML" display="block">
  <semantics>
    <msub>
      <mi>R</mi>
      <msub>
        <mi mathvariant="italic">ZT</mi>
        <mi>j</mi>
      </msub>
    </msub>
    <annotation encoding="StarMath 5.0">R_{ ZT_{j}}</annotation>
  </semantics>
</math>
</file>